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C83E5A2B20290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9.134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9.134cm" svg:x="4.5cm" svg:y="3.8cm" presentation:class="subtitle">
          <draw:text-box>
            <text:p>Fungsi, Modularisasi, dan Pemrosesan Fi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Fungsi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ekumpulan blok perintah</text:p>
              </text:list-item>
              <text:list-item>
                <text:p>Tidak dieksekusi ketika halaman dibuka</text:p>
              </text:list-item>
              <text:list-item>
                <text:p>Fungsi dieksekusi ketika dipangg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Kelas dan Objek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Kelas adalah tipe data yang disusun atas kumpulan perintah</text:p>
              </text:list-item>
              <text:list-item>
                <text:p>Objek adalah instan dari kel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Namespac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ertujuan untuk enkapsulasi obje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Proses Fil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enanganan File</text:p>
              </text:list-item>
              <text:list-item>
                <text:p>Baca File</text:p>
              </text:list-item>
              <text:list-item>
                <text:p>Buat / Tulis File</text:p>
              </text:list-item>
              <text:list-item>
                <text:p>Upload file ( set file php.ini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0:59:53.469046753</meta:creation-date>
    <meta:editing-duration>P0D</meta:editing-duration>
    <meta:editing-cycles>1</meta:editing-cycles>
    <meta:generator>LibreOffice/5.3.1.2$Linux_X86_64 LibreOffice_project/30m0$Build-2</meta:generator>
    <dc:title>DNA</dc:title>
    <meta:document-statistic meta:object-count="4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